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3ed867" officeooo:paragraph-rsid="001f5c1b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3ba3be" officeooo:paragraph-rsid="001f5c1b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404b31" officeooo:paragraph-rsid="001f5c1b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413036" officeooo:paragraph-rsid="001f5c1b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3c3006" officeooo:paragraph-rsid="001f5c1b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3d9844" officeooo:paragraph-rsid="001f5c1b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normal" officeooo:rsid="003ba3be" officeooo:paragraph-rsid="001f5c1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5c1b" officeooo:paragraph-rsid="001f5c1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1f5c1b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404b31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fo:font-weight="normal" officeooo:rsid="00404b31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404b31" style:font-style-asian="normal" style:font-weight-asian="normal" style:font-style-complex="normal" style:font-weight-complex="normal"/>
    </style:style>
    <style:style style:name="T5" style:family="text">
      <style:text-properties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position="0% 100%" fo:font-size="12pt" fo:font-style="normal" fo:font-weight="normal" officeooo:rsid="00404b3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position="0% 100%" fo:font-size="12pt" fo:font-style="normal" fo:font-weight="normal" officeooo:rsid="0041303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position="0% 100%" fo:font-size="12pt" fo:font-style="normal" fo:font-weight="normal" officeooo:rsid="00431c17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2</text:p>
      <text:p text:style-name="P8"/>
      <text:p text:style-name="P8">For question 1:</text:p>
      <text:p text:style-name="P7"/>
      <text:p text:style-name="P7">First answer in homework:</text:p>
      <text:p text:style-name="P2">select student.sname from student inner join enrollment on student.sid = enrollment.sid group by student.sname having count(*)&gt;1;</text:p>
      <text:p text:style-name="P2"><text:span text:style-name="T1"/></text:p>
      <text:p text:style-name="P3"><text:span text:style-name="T1">In relational algebra this is:</text:span></text:p>
      <text:p text:style-name="P9"><text:span text:style-name="Source_20_Text"><text:span text:style-name="T2">σ</text:span></text:span><text:span text:style-name="Source_20_Text"><text:span text:style-name="T3"> </text:span></text:span><text:span text:style-name="Source_20_Text"><text:span text:style-name="T4">* (student) </text:span></text:span><text:span text:style-name="Source_20_Text"><text:span text:style-name="T5">⋈ </text:span></text:span><text:span text:style-name="Source_20_Text"><text:span text:style-name="T7">student.sid = enrollment.sid </text:span></text:span><text:span text:style-name="Source_20_Text"><text:span text:style-name="T8">count(*)&gt;1</text:span></text:span></text:p>
      <text:p text:style-name="P3"><text:span text:style-name="T1"/></text:p>
      <text:p text:style-name="P2"><text:span text:style-name="T1">Second answer in homework:</text:span></text:p>
      <text:p text:style-name="P2">select student.sname from student inner join enrollment on student.sid = enrollment.sid group by student.sname having count(*)=1;</text:p>
      <text:p text:style-name="P2"><text:span text:style-name="T1"/></text:p>
      <text:p text:style-name="P2"><text:span text:style-name="T1"/></text:p>
      <text:p text:style-name="P4"><text:span text:style-name="T1">In relational algebra this is:</text:span></text:p>
      <text:p text:style-name="P4"><text:span text:style-name="Source_20_Text"><text:span text:style-name="T2">σ</text:span></text:span><text:span text:style-name="Source_20_Text"><text:span text:style-name="T3"> </text:span></text:span><text:span text:style-name="Source_20_Text"><text:span text:style-name="T4">* (student) </text:span></text:span><text:span text:style-name="Source_20_Text"><text:span text:style-name="T5">⋈ </text:span></text:span><text:span text:style-name="Source_20_Text"><text:span text:style-name="T7">student.sid = enrollment.sid </text:span></text:span><text:span text:style-name="Source_20_Text"><text:span text:style-name="T6">count(*)=1</text:span></text:span></text:p>
      <text:p text:style-name="P4"><text:span text:style-name="Source_20_Text"><text:span text:style-name="T6"/></text:span></text:p>
      <text:p text:style-name="P5"><text:span text:style-name="T1">Third answer in homework:</text:span></text:p>
      <text:p text:style-name="P5">select student.sname from student inner join(select enrollment.sid from enrollment inner join course on enrollment.csid = course.cid group by enrollment.sid having count(distinct enrollment.csid) = (select count(distinct course.cid) from course)) as g2 on student.sid = g2.sid;</text:p>
      <text:p text:style-name="P5"><text:span text:style-name="T1"/></text:p>
      <text:p text:style-name="P5"><text:span text:style-name="T1">So here I have created a new table in the inner join, and I took the resulting table of that inner join (that I have named g2), which returned a single column enrollment.sid, and I joined it to student.sname by saying student.sid = g2.sid.</text:span></text:p>
      <text:p text:style-name="P5"><text:span text:style-name="T1"/></text:p>
      <text:p text:style-name="P4"><text:span text:style-name="T1">In relational algebra this is:</text:span></text:p>
      <text:p text:style-name="P4"><text:span text:style-name="Source_20_Text"><text:span text:style-name="T2">σ</text:span></text:span><text:span text:style-name="Source_20_Text"><text:span text:style-name="T3"> </text:span></text:span><text:span text:style-name="Source_20_Text"><text:span text:style-name="T4">* (student) </text:span></text:span><text:span text:style-name="Source_20_Text"><text:span text:style-name="T5">⋈ </text:span></text:span><text:span text:style-name="Source_20_Text"><text:span text:style-name="T7">student.sid = </text:span></text:span><text:span text:style-name="Source_20_Text"><text:span text:style-name="T9">(</text:span></text:span><text:span text:style-name="Source_20_Text"><text:span text:style-name="T7">σ * </text:span></text:span><text:span text:style-name="Source_20_Text"><text:span text:style-name="T9">(enrollment) </text:span></text:span><text:span text:style-name="Source_20_Text"><text:span text:style-name="T5">⋈</text:span></text:span><text:span text:style-name="Source_20_Text"><text:span text:style-name="T6"> </text:span></text:span><text:span text:style-name="Source_20_Text"><text:span text:style-name="T9">enrollment.csid = course.cid count(distinct enrollment.csid) = (</text:span></text:span><text:span text:style-name="Source_20_Text"><text:span text:style-name="T7">σ </text:span></text:span><text:span text:style-name="Source_20_Text"><text:span text:style-name="T9">count(distinct course.cid) (course) )</text:span></text:span><text:span text:style-name="Source_20_Text"><text:span text:style-name="T7">.sid</text:span></text:span></text:p>
      <text:p text:style-name="P5"><text:span text:style-name="T1"/></text:p>
      <text:p text:style-name="P6"><text:span text:style-name="T1">Fourth answer in homework:</text:span></text:p>
      <text:p text:style-name="P1"><text:span text:style-name="T1">Not possible. The only way to split strings (because multiple values can be put in a single column using the string) is by using the charindex function, but that is not even included in the basic sql pack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12:40.054120262</meta:creation-date>
    <dc:date>2019-10-10T16:13:13.779007132</dc:date>
    <meta:editing-duration>PT34S</meta:editing-duration>
    <meta:editing-cycles>1</meta:editing-cycles>
    <meta:document-statistic meta:table-count="0" meta:image-count="0" meta:object-count="0" meta:page-count="1" meta:paragraph-count="17" meta:word-count="221" meta:character-count="1468" meta:non-whitespace-character-count="1264"/>
    <meta:generator>LibreOffice/6.0.7.3$Linux_X86_64 LibreOffice_project/00m0$Build-3</meta:generator>
  </office:meta>
</office:document-meta>
</file>